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D3000000D577968D0BCDA51003.png" manifest:media-type="image/png"/>
  <manifest:file-entry manifest:full-path="Pictures/10000201000001FD000001E60AE503F7A200AC51.png" manifest:media-type="image/png"/>
  <manifest:file-entry manifest:full-path="Pictures/10000201000002440000023E4E0B9BB6D9ABA33B.png" manifest:media-type="image/png"/>
  <manifest:file-entry manifest:full-path="Pictures/1000020100000261000000D02A514295F4C661D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n2" text:anchor-type="char" svg:x="-0.492cm" svg:y="-0.82cm" svg:width="18.47cm" svg:height="8.423cm" draw:z-index="1"><draw:image xlink:href="Pictures/10000201000001D3000000D577968D0BCDA51003.png" xlink:type="simple" xlink:show="embed" xlink:actuate="onLoad" loext:mime-type="image/png"/></draw:frame></text:p>
      <text:p text:style-name="Standard"><draw:frame draw:style-name="fr1" draw:name="Imagen1" text:anchor-type="char" svg:x="0.677cm" svg:y="0cm" svg:width="17.099cm" svg:height="16.327cm" draw:z-index="0"><draw:image xlink:href="Pictures/10000201000001FD000001E60AE503F7A200AC51.png" xlink:type="simple" xlink:show="embed" xlink:actuate="onLoad" loext:mime-type="image/png"/></draw:frame></text:p>
      <text:p text:style-name="Standard"/>
      <text:p text:style-name="Standard"><draw:frame draw:style-name="fr1" draw:name="Imagen3" text:anchor-type="char" svg:x="0.393cm" svg:y="0.259cm" svg:width="16.115cm" svg:height="5.503cm" draw:z-index="2"><draw:image xlink:href="Pictures/1000020100000261000000D02A514295F4C661DC.png" xlink:type="simple" xlink:show="embed" xlink:actuate="onLoad" loext:mime-type="image/png"/></draw:frame><text:soft-page-break/></text:p>
      <text:p text:style-name="Standard"/>
      <text:p text:style-name="Standard"><draw:frame draw:style-name="fr1" draw:name="Imagen4" text:anchor-type="char" svg:x="0.46cm" svg:y="0cm" svg:width="16.651cm" svg:height="16.478cm" draw:z-index="3"><draw:image xlink:href="Pictures/10000201000002440000023E4E0B9BB6D9ABA33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0-11-26T12:30:38.278000000</dc:date>
    <meta:editing-duration>PT5M42S</meta:editing-duration>
    <meta:editing-cycles>4</meta:editing-cycles>
    <meta:document-statistic meta:table-count="0" meta:image-count="4" meta:object-count="0" meta:page-count="2" meta:paragraph-count="0" meta:word-count="0" meta:character-count="0" meta:non-whitespace-character-count="0"/>
  </office:meta>
</office:document-meta>
</file>